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imSun1" svg:font-family="SimSu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 style:master-page-name="Standard">
      <style:paragraph-properties style:page-number="auto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="solid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de" fo:country="DE"/>
    </style:style>
    <style:style style:name="T4" style:family="text">
      <style:text-properties fo:language="de" fo:country="DE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-asian="Calibri" style:font-name-complex="Calibri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gr1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2.455cm" fo:min-width="0.048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26cm" svg:stroke-color="#000000" draw:marker-end="msArrowOpen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6cm" svg:stroke-color="#000000" draw:marker-end="msArrowEnd_20_5" draw:marker-end-width="0.212cm" draw:marker-end-center="false" draw:stroke-linejoin="round" svg:stroke-linecap="square" draw:fill="none" draw:fill-color="#ffffff" draw:textarea-horizontal-align="left" draw:textarea-vertical-align="top" draw:auto-grow-height="false" fo:min-height="0.123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 explanation:</text:p>
      <text:p text:style-name="Standard"><text:span text:style-name="T2">18 Xena ports connect with 18 WR switch ports. Here we chose Blocks with bidirection topology. 9 ports belong to WEST and other 9 ports belong to EAST. </text:span>Each<text:span text:style-name="T3"> Xena</text:span> port<text:span text:style-name="T3"> produces 55Mbps </text:span><text:span text:style-name="T2">unicast </text:span><text:span text:style-name="T3">traffic.</text:span></text:p>
      <text:p text:style-name="Standard"><text:span text:style-name="T1">Working p</text:span><text:span text:style-name="T4">rinciple of Xen</text:span><text:span text:style-name="T1">a:</text:span></text:p>
      <text:p text:style-name="Standard"><text:span text:style-name="T2">Each Xena port generates 9 streams, each of them is with </text:span><text:span text:style-name="T3">500M</text:span><text:span text:style-name="T2">bps/9=</text:span><text:span text:style-name="T3">55</text:span><text:span text:style-name="T2">Mbps and unicast. So each </text:span>WR switch<text:span text:style-name="T2"> port transfers </text:span><text:span text:style-name="T3">500M</text:span>bps <text:span text:style-name="T3">unicast </text:span>traffic<text:span text:style-name="T2"> and receives </text:span><text:span text:style-name="T3">55</text:span><text:span text:style-name="T2">Mbps*9=</text:span><text:span text:style-name="T3">500M</text:span><text:span text:style-name="T2">bps traffic. </text:span></text:p>
      <text:p text:style-name="P3"><draw:frame draw:style-name="fr1" draw:name="Frame1" text:anchor-type="char" svg:x="1.649cm" svg:y="0.021cm" svg:width="1.829cm" svg:height="0.725cm" draw:z-index="30"><draw:text-box><text:p text:style-name="P1">55Mbps</text:p></draw:text-box></draw:frame><draw:custom-shape text:anchor-type="char" draw:z-index="29" draw:style-name="gr4" draw:text-style-name="P7" svg:width="0.324cm" svg:height="0.583cm" svg:x="1.452cm" svg:y="0.501cm"><text:p/><draw:enhanced-geometry svg:viewBox="0 0 183 330" draw:type="non-primitive" draw:enhanced-path="M 0 223  C 7 244 14 312 43 326  C 72 340 120 318 146 291  C 172 264 167 233 172 189  C 177 145 194 105 172 69  C 150 33 48 10 26 0  N"/></draw:custom-shape><draw:line text:anchor-type="char" draw:z-index="26" draw:style-name="gr3" draw:text-style-name="P6" svg:x1="1.279cm" svg:y1="0.679cm" svg:x2="4.682cm" svg:y2="2.535cm"><text:p/></draw:line><draw:line text:anchor-type="char" draw:z-index="28" draw:style-name="gr3" draw:text-style-name="P6" svg:x1="1.228cm" svg:y1="0.679cm" svg:x2="4.68cm" svg:y2="3.17cm"><text:p/></draw:line><draw:line text:anchor-type="char" draw:z-index="27" draw:style-name="gr3" draw:text-style-name="P6" svg:x1="1.244cm" svg:y1="0.679cm" svg:x2="4.68cm" svg:y2="2.861cm"><text:p/></draw:line><draw:line text:anchor-type="char" draw:z-index="25" draw:style-name="gr3" draw:text-style-name="P6" svg:x1="1.325cm" svg:y1="0.744cm" svg:x2="4.68cm" svg:y2="2.192cm"><text:p/></draw:line><draw:line text:anchor-type="char" draw:z-index="24" draw:style-name="gr3" draw:text-style-name="P6" svg:x1="1.293cm" svg:y1="0.728cm" svg:x2="4.662cm" svg:y2="1.915cm"><text:p/></draw:line><draw:line text:anchor-type="char" draw:z-index="23" draw:style-name="gr3" draw:text-style-name="P6" svg:x1="1.293cm" svg:y1="0.711cm" svg:x2="4.711cm" svg:y2="1.607cm"><text:p/></draw:line><draw:line text:anchor-type="char" draw:z-index="22" draw:style-name="gr3" draw:text-style-name="P6" svg:x1="1.325cm" svg:y1="0.679cm" svg:x2="4.712cm" svg:y2="1.265cm"><text:p/></draw:line><draw:line text:anchor-type="char" draw:z-index="21" draw:style-name="gr3" draw:text-style-name="P6" svg:x1="1.325cm" svg:y1="0.695cm" svg:x2="4.646cm" svg:y2="0.923cm"><text:p/></draw:line><draw:line text:anchor-type="char" draw:z-index="20" draw:style-name="gr3" draw:text-style-name="P6" svg:x1="1.259cm" svg:y1="0.664cm" svg:x2="4.662cm" svg:y2="0.63cm"><text:p/></draw:line><draw:custom-shape text:anchor-type="char" draw:z-index="11" draw:style-name="gr2" draw:text-style-name="P5" svg:width="0.897cm" svg:height="0.309cm" svg:x="4.68cm" svg:y="0.48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7" draw:style-name="gr2" draw:text-style-name="P5" svg:width="0.897cm" svg:height="0.309cm" svg:x="4.68cm" svg:y="2.37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8" draw:style-name="gr2" draw:text-style-name="P5" svg:width="0.897cm" svg:height="0.309cm" svg:x="4.664cm" svg:y="2.7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5" draw:style-name="gr2" draw:text-style-name="P5" svg:width="0.897cm" svg:height="0.309cm" svg:x="4.665cm" svg:y="1.7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6" draw:style-name="gr2" draw:text-style-name="P5" svg:width="0.897cm" svg:height="0.309cm" svg:x="4.665cm" svg:y="2.0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9" draw:style-name="gr2" draw:text-style-name="P5" svg:width="0.897cm" svg:height="0.309cm" svg:x="4.646cm" svg:y="3.0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" draw:style-name="gr1" draw:text-style-name="P5" svg:width="0.93cm" svg:height="2.915cm" svg:x="4.664cm" svg:y="0.453cm"><text:p/><draw:enhanced-geometry svg:viewBox="0 0 21600 21600" draw:type="rectangle" draw:enhanced-path="M 0 0 L 21600 0 21600 21600 0 21600 0 0 Z N"/></draw:custom-shape><draw:custom-shape text:anchor-type="char" draw:z-index="13" draw:style-name="gr2" draw:text-style-name="P5" svg:width="0.897cm" svg:height="0.309cm" svg:x="4.697cm" svg:y="1.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2" draw:style-name="gr2" draw:text-style-name="P5" svg:width="0.897cm" svg:height="0.309cm" svg:x="4.695cm" svg:y="0.7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4" draw:style-name="gr2" draw:text-style-name="P5" svg:width="0.897cm" svg:height="0.309cm" svg:x="4.699cm" svg:y="1.46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" draw:style-name="gr2" draw:text-style-name="P5" svg:width="0.897cm" svg:height="0.309cm" svg:x="0.416cm" svg:y="1.5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" draw:style-name="gr2" draw:text-style-name="P5" svg:width="0.897cm" svg:height="0.309cm" svg:x="0.413cm" svg:y="0.8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" draw:style-name="gr2" draw:text-style-name="P5" svg:width="0.897cm" svg:height="0.309cm" svg:x="0.415cm" svg:y="1.18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0" draw:style-name="gr1" draw:text-style-name="P5" svg:width="0.93cm" svg:height="2.915cm" svg:x="0.381cm" svg:y="0.517cm"><text:p/><draw:enhanced-geometry svg:viewBox="0 0 21600 21600" draw:type="rectangle" draw:enhanced-path="M 0 0 L 21600 0 21600 21600 0 21600 0 0 Z N"/></draw:custom-shape><draw:custom-shape text:anchor-type="char" draw:z-index="9" draw:style-name="gr2" draw:text-style-name="P5" svg:width="0.897cm" svg:height="0.309cm" svg:x="0.363cm" svg:y="3.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6" draw:style-name="gr2" draw:text-style-name="P5" svg:width="0.897cm" svg:height="0.309cm" svg:x="0.383cm" svg:y="2.1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" draw:style-name="gr2" draw:text-style-name="P5" svg:width="0.897cm" svg:height="0.309cm" svg:x="0.383cm" svg:y="1.8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8" draw:style-name="gr2" draw:text-style-name="P5" svg:width="0.897cm" svg:height="0.309cm" svg:x="0.381cm" svg:y="2.76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7" draw:style-name="gr2" draw:text-style-name="P5" svg:width="0.897cm" svg:height="0.309cm" svg:x="0.397cm" svg:y="2.43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" draw:style-name="gr2" draw:text-style-name="P5" svg:width="0.897cm" svg:height="0.309cm" svg:x="0.397cm" svg:y="0.5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5"> <text:s text:c="2"/></text:span>West <text:s text:c="19"/>East</text:p>
      <text:p text:style-name="P3"/>
      <text:p text:style-name="P3"/>
      <text:p text:style-name="P3"/>
      <text:p text:style-name="P3"/>
      <text:p text:style-name="P3"/>
      <text:p text:style-name="P1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imSun1" svg:font-family="SimSu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5" draw:display-name="msArrowEnd 5" svg:viewBox="0 0 120 120" svg:d="M60 0l60 120h-120z"/>
    <draw:marker draw:name="msArrowOpenEnd_20_5" draw:display-name="msArrowOpenEnd 5" svg:viewBox="0 0 180 180" svg:d="M90 0l90 164-27 16-63-115-63 115-27-1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roman" fo:font-size="10.5pt" fo:language="en" fo:country="US" style:font-name-asian="SimSun1" style:font-family-asian="SimSun" style:font-size-asian="10.5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caladmin_jbai</meta:initial-creator>
    <meta:creation-date>2016-07-11T15:42:05</meta:creation-date>
    <dc:creator>localadmin_jbai</dc:creator>
    <dc:date>2016-07-11T15:52:42</dc:date>
    <meta:editing-cycles>1</meta:editing-cycles>
    <meta:document-statistic meta:table-count="0" meta:image-count="0" meta:object-count="0" meta:page-count="1" meta:paragraph-count="6" meta:word-count="71" meta:character-count="462" meta:non-whitespace-character-count="374"/>
    <meta:generator>LibreOffice/5.0.2.2$Windows_x86 LibreOffice_project/37b43f919e4de5eeaca9b9755ed688758a8251fe</meta:generator>
    <meta:user-defined meta:name="KSOProductBuildVer">1033-10.1.0.5552</meta:user-defined>
  </office:meta>
</office:document-meta>
</file>